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dae" officeooo:paragraph-rsid="0008ddae"/>
    </style:style>
    <style:style style:name="P2" style:family="paragraph" style:parent-style-name="Standard">
      <style:text-properties officeooo:rsid="000a7ca0" officeooo:paragraph-rsid="000a7ca0"/>
    </style:style>
    <style:style style:name="P3" style:family="paragraph" style:parent-style-name="Standard">
      <style:text-properties officeooo:rsid="000bbd71" officeooo:paragraph-rsid="000bbd71"/>
    </style:style>
    <style:style style:name="T1" style:family="text">
      <style:text-properties officeooo:rsid="000bbd71"/>
    </style:style>
    <style:style style:name="T2" style:family="text">
      <style:text-properties officeooo:rsid="000ca9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 ~ = FLIP bits</text:p>
      <text:p text:style-name="P3">NOT ! = <text:span text:style-name="T2">returns 1 if all 0 else 0</text:span></text:p>
      <text:p text:style-name="P1">XOR = ~(x&amp;y) &amp; ~(~x&amp;~y) <text:span text:style-name="T1">= ^</text:span></text:p>
      <text:p text:style-name="P1"/>
      <text:p text:style-name="P1">OR = ~(x&amp;y)</text:p>
      <text:p text:style-name="P1"/>
      <text:p text:style-name="P1">XOR is OR but not AND</text:p>
      <text:p text:style-name="P1"/>
      <text:p text:style-name="P1">DE-Morgan’s = ~(X&amp;Y) = ~X | ~Y</text:p>
      <text:p text:style-name="P1"><text:tab/><text:tab/><text:tab/>~(~X) =X</text:p>
      <text:p text:style-name="P1"><text:tab/><text:tab/><text:tab/>~&amp; = |</text:p>
      <text:p text:style-name="P1"><text:tab/><text:tab/><text:tab/>~| = &amp;</text:p>
      <text:p text:style-name="P1"/>
      <text:p text:style-name="P2">Tmax(void) = ~(1&lt;&lt;31)</text:p>
      <text:p text:style-name="P2"/>
      <text:p text:style-name="P2">Tmin(void) = (1 &lt;&lt; 31)</text:p>
      <text:p text:style-name="P2"/>
      <text:p text:style-name="P2">negx(int x) = -x = ~x +1</text:p>
      <text:p text:style-name="P2"/>
      <text:p text:style-name="P3">isEqual(int x , int y ) = 1 if x==y</text:p>
      <text:p text:style-name="P3"><text:tab/><text:tab/>= !( X ^ 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1:16:43.700261972</meta:creation-date>
    <dc:date>2017-10-25T11:45:55.757737024</dc:date>
    <meta:editing-duration>PT8M5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76" meta:character-count="283" meta:non-whitespace-character-count="210"/>
  </office:meta>
</office:document-meta>
</file>